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822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9cm" svg:height="1.651cm" svg:x="1.508cm" svg:y="2.016cm">
          <text:p text:style-name="P1"><text:span text:style-name="T1">Story Writing </text:span></text:p>
          <text:p text:style-name="P1"><text:span text:style-name="T1">Workshop [01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429cm" svg:height="1.651cm" svg:x="3.667cm" svg:y="10.779cm">
          <text:p text:style-name="P2"><text:span text:style-name="T1">Sprint</text:span></text:p>
          <text:p text:style-name="P2"><text:span text:style-name="T1">Retrospective [12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429cm" svg:height="1.651cm" svg:x="11.541cm" svg:y="2.016cm">
          <text:p text:style-name="P1">Story</text:p>
          <text:p text:style-name="P1">Estimation [03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.429cm" svg:height="1.651cm" svg:x="22.336cm" svg:y="2.143cm">
          <text:p text:style-name="P1">Prioritize by</text:p>
          <text:p text:style-name="P1">Value/Risk [05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429cm" svg:height="1.651cm" svg:x="17.002cm" svg:y="7.096cm">
          <text:p text:style-name="P2"><text:span text:style-name="T1">Sprint Planning</text:span></text:p>
          <text:p text:style-name="P2"><text:span text:style-name="T1">Meeting [07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3.429cm" svg:height="1.651cm" svg:x="17.256cm" svg:y="11.16cm">
          <text:p text:style-name="P1">Sprint</text:p>
          <text:p text:style-name="P1">Iteration [0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29cm" svg:height="1.651cm" svg:x="9.128cm" svg:y="14.97cm">
          <text:p text:style-name="P1">Sprint Review</text:p>
          <text:p text:style-name="P1">Meeting [1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54cm" svg:height="1.524cm" svg:x="7.477cm" svg:y="2.016cm">
          <text:p text:style-name="P2"><text:span text:style-name="T1">Stories [02]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54cm" svg:height="1.524cm" svg:x="3.794cm" svg:y="7.604cm">
          <text:p text:style-name="P2"><text:span text:style-name="T1">Ideas [13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54cm" svg:height="1.524cm" svg:x="17.256cm" svg:y="2.016cm">
          <text:p text:style-name="P2"><text:span text:style-name="T1">Estimated</text:span></text:p>
          <text:p text:style-name="P2"><text:span text:style-name="T1">Stories [04]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032cm" svg:height="2.413cm" svg:x="12.43cm" svg:y="5.318cm">
          <text:p text:style-name="P2"><text:span text:style-name="T1">Project</text:span></text:p>
          <text:p text:style-name="P2"><text:span text:style-name="T1">Backlog [06]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11" draw:id="id11" draw:layer="layout" svg:width="2.032cm" svg:height="2.413cm" svg:x="23.733cm" svg:y="7.858cm">
          <text:p text:style-name="P1">Sprint</text:p>
          <text:p text:style-name="P1">Backlog [08]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xml:id="id13" draw:id="id13" draw:layer="layout" svg:width="2.54cm" svg:height="1.524cm" svg:x="13.573cm" svg:y="11.287cm">
          <text:p text:style-name="P2"><text:span text:style-name="T1">Working</text:span></text:p>
          <text:p text:style-name="P2"><text:span text:style-name="T1">Software [10]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4.435cm" svg:y1="2.257cm" svg:x2="8.747cm" svg:y2="2.016cm" draw:start-shape="id1" draw:start-glue-point="11" draw:end-shape="id2" draw:end-glue-point="0" svg:d="m4435 2257c0-1114 4312-994 4312-241">
          <text:p/>
        </draw:connector>
        <draw:connector draw:style-name="gr7" draw:text-style-name="P2" draw:layer="layout" draw:type="curve" svg:x1="3.667cm" svg:y1="11.605cm" svg:x2="7.477cm" svg:y2="2.778cm" draw:start-shape="id3" draw:start-glue-point="6" draw:end-shape="id2" draw:end-glue-point="3" svg:d="m3667 11605c-753 0-2658-8827 3810-8827">
          <text:p/>
        </draw:connector>
        <draw:connector draw:style-name="gr7" draw:text-style-name="P2" draw:layer="layout" draw:type="curve" svg:x1="7.096cm" svg:y1="11.605cm" svg:x2="6.334cm" svg:y2="8.366cm" draw:start-shape="id3" draw:start-glue-point="10" draw:end-shape="id4" svg:d="m7096 11605c751 0 1132-3239-762-3239">
          <text:p/>
        </draw:connector>
        <draw:connector draw:style-name="gr8" draw:text-style-name="P1" draw:layer="layout" draw:type="curve" svg:x1="9.128cm" svg:y1="15.796cm" svg:x2="8.747cm" svg:y2="3.54cm" draw:start-shape="id5" draw:start-glue-point="6" draw:end-shape="id2" draw:end-glue-point="2" svg:d="m9128 15796c-753 0-627-3271-534-4192s153 508 153-8064">
          <text:p text:style-name="P2"><text:span text:style-name="T1">New stories</text:span></text:p>
        </draw:connector>
        <draw:connector draw:style-name="gr8" draw:text-style-name="P1" draw:layer="layout" draw:type="curve" svg:x1="9.128cm" svg:y1="15.796cm" svg:x2="13.446cm" svg:y2="7.731cm" draw:start-shape="id5" draw:start-glue-point="6" draw:end-shape="id6" draw:end-glue-point="6" svg:d="m9128 15796c-753 0-627-2223 640-2883s3678 246 3678-5182">
          <text:p text:style-name="P2"><text:span text:style-name="T1">Unfinished stories</text:span></text:p>
        </draw:connector>
        <draw:connector draw:style-name="gr7" draw:text-style-name="P2" draw:layer="layout" draw:type="curve" svg:x1="8.747cm" svg:y1="2.016cm" svg:x2="13.255cm" svg:y2="2.016cm" draw:start-shape="id2" draw:start-glue-point="0" draw:end-shape="id7" svg:d="m8747 2016c0-753 4508-753 4508 0">
          <text:p/>
        </draw:connector>
        <draw:connector draw:style-name="gr7" draw:text-style-name="P2" draw:layer="layout" draw:type="curve" svg:x1="13.256cm" svg:y1="2.016cm" svg:x2="18.526cm" svg:y2="2.016cm" draw:start-shape="id7" draw:start-glue-point="4" draw:end-shape="id8" draw:end-glue-point="0" svg:d="m13256 2016c0-753 5270-753 5270 0">
          <text:p/>
        </draw:connector>
        <draw:connector draw:style-name="gr7" draw:text-style-name="P2" draw:layer="layout" draw:type="curve" svg:x1="18.526cm" svg:y1="2.016cm" svg:x2="24.051cm" svg:y2="2.143cm" draw:start-shape="id8" draw:start-glue-point="0" draw:end-shape="id9" draw:end-glue-point="4" svg:d="m18526 2016c0-751 5525-815 5525 127">
          <text:p/>
        </draw:connector>
        <draw:connector draw:style-name="gr7" draw:text-style-name="P2" draw:layer="layout" draw:type="curve" svg:x1="24.051cm" svg:y1="3.794cm" svg:x2="13.446cm" svg:y2="5.318cm" draw:start-shape="id9" draw:start-glue-point="8" draw:end-shape="id6" draw:end-glue-point="4" svg:d="m24051 3794c0 1143-10605 381-10605 1524">
          <text:p/>
        </draw:connector>
        <draw:connector draw:style-name="gr7" draw:text-style-name="P2" draw:layer="layout" draw:type="curve" svg:x1="14.462cm" svg:y1="6.524cm" svg:x2="18.717cm" svg:y2="7.096cm" draw:start-shape="id6" draw:start-glue-point="7" draw:end-shape="id10" draw:end-glue-point="4" svg:d="m14462 6524c2837 0 4255 190 4255 572">
          <text:p/>
        </draw:connector>
        <draw:connector draw:style-name="gr7" draw:text-style-name="P2" draw:layer="layout" draw:type="curve" svg:x1="18.717cm" svg:y1="7.096cm" svg:x2="24.749cm" svg:y2="7.858cm" draw:start-shape="id10" draw:start-glue-point="4" draw:end-shape="id11" draw:end-glue-point="4" svg:d="m18717 7096c0-753 6032-1134 6032 762">
          <text:p/>
        </draw:connector>
        <draw:connector draw:style-name="gr7" draw:text-style-name="P2" draw:layer="layout" draw:type="curve" svg:x1="24.749cm" svg:y1="10.271cm" svg:x2="18.971cm" svg:y2="11.16cm" draw:start-shape="id11" draw:start-glue-point="6" draw:end-shape="id12" draw:end-glue-point="4" svg:d="m24749 10271c0 751-2540 501-2540 444s-3238-308-3238 445">
          <text:p/>
        </draw:connector>
        <draw:connector draw:style-name="gr7" draw:text-style-name="P2" draw:layer="layout" draw:type="curve" svg:x1="18.971cm" svg:y1="11.16cm" svg:x2="14.843cm" svg:y2="11.287cm" draw:start-shape="id12" draw:start-glue-point="4" draw:end-shape="id13" draw:end-glue-point="0" svg:d="m18971 11160c0-753-4128-816-4128 127">
          <text:p/>
        </draw:connector>
        <draw:connector draw:style-name="gr7" draw:text-style-name="P2" draw:layer="layout" draw:type="curve" svg:x1="13.573cm" svg:y1="12.049cm" svg:x2="12.557cm" svg:y2="15.796cm" draw:start-shape="id13" draw:start-glue-point="3" draw:end-shape="id5" draw:end-glue-point="10" svg:d="m13573 12049c-762 0-254 3747-1016 3747">
          <text:p/>
        </draw:connector>
        <draw:connector draw:style-name="gr9" draw:text-style-name="P2" draw:layer="layout" draw:type="curve" svg:x1="9.128cm" svg:y1="15.796cm" svg:x2="5.382cm" svg:y2="12.43cm" draw:start-shape="id5" draw:start-glue-point="6" draw:end-shape="id3" draw:end-glue-point="8" svg:d="m9128 15796c-2498 0-3746-1122-3746-3366">
          <text:p/>
        </draw:connector>
        <draw:frame draw:style-name="gr10" draw:text-style-name="P3" draw:layer="layout" svg:width="6.477cm" svg:height="4.167cm" svg:x="20.286cm" svg:y="16.232cm">
          <draw:text-box>
            <text:p text:style-name="P3"><text:span text:style-name="T2">Live Study DVD Scrum Flow</text:span></text:p>
            <text:p text:style-name="P3"><text:span text:style-name="T3"/></text:p>
            <text:p text:style-name="P3"><text:span text:style-name="T3">[01] <text:s/></text:span><text:span text:style-name="T4">Product Owner, Team</text:span></text:p>
            <text:p text:style-name="P3"><text:span text:style-name="T3">[03] <text:s/></text:span><text:span text:style-name="T4">Product Owner, Team</text:span><text:span text:style-name="T3"> <text:s/></text:span></text:p>
            <text:p text:style-name="P3"><text:span text:style-name="T3">[05] <text:s/></text:span><text:span text:style-name="T4">Product Owner, Team, Stakeholders</text:span></text:p>
            <text:p text:style-name="P3"><text:span text:style-name="T3">[07] <text:s/></text:span><text:span text:style-name="T4">Product Owner, Team</text:span></text:p>
            <text:p text:style-name="P3"><text:span text:style-name="T3">[09] <text:s/></text:span><text:span text:style-name="T4">Product Owner, Team</text:span></text:p>
            <text:p text:style-name="P3"><text:span text:style-name="T3">[11] <text:s/></text:span><text:span text:style-name="T4">Product Owner, Team, Stakeholder</text:span>s</text:p>
            <text:p text:style-name="P3"><text:span text:style-name="T3">[12] <text:s/></text:span><text:span text:style-name="T4">Product Owner, Team</text:span></text:p>
            <text:p text:style-name="P3"><text:span text:style-name="T3"/></text:p>
            <text:p text:style-name="P3"><text:span text:style-name="T2">2012 Christian Bryant, Michael Saho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line-distance="0.3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Bryant</meta:initial-creator>
    <meta:creation-date>2012-05-24T11:50:01</meta:creation-date>
    <dc:date>2012-05-24T15:38:47</dc:date>
    <dc:creator>Christian Bryant</dc:creator>
    <meta:editing-duration>PT3H9M50S</meta:editing-duration>
    <meta:editing-cycles>20</meta:editing-cycles>
    <meta:generator>LibreOffice/3.5$Linux_x86 LibreOffice_project/350m1$Build-2</meta:generator>
    <meta:document-statistic meta:object-count="29"/>
  </office:meta>
</office:document-meta>
</file>